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805cm"/>
    </style:style>
    <style:style style:name="Table3.B" style:family="table-column">
      <style:table-column-properties style:column-width="14.20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805cm"/>
    </style:style>
    <style:style style:name="Table4.B" style:family="table-column">
      <style:table-column-properties style:column-width="14.20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805cm"/>
    </style:style>
    <style:style style:name="Table5.B" style:family="table-column">
      <style:table-column-properties style:column-width="14.20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14.2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2.805cm"/>
    </style:style>
    <style:style style:name="Table6.B" style:family="table-column">
      <style:table-column-properties style:column-width="14.208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CUADM" style:family="table">
      <style:table-properties style:width="17.013cm" fo:margin-left="0cm" table:align="left"/>
    </style:style>
    <style:style style:name="CUADM.A" style:family="table-column">
      <style:table-column-properties style:column-width="2.805cm"/>
    </style:style>
    <style:style style:name="CUADM.B" style:family="table-column">
      <style:table-column-properties style:column-width="14.208cm"/>
    </style:style>
    <style:style style:name="CUADM.A1" style:family="table-cell">
      <style:table-cell-properties fo:padding="0.097cm" fo:border-left="0.05pt solid #000000" fo:border-right="none" fo:border-top="0.05pt solid #000000" fo:border-bottom="0.05pt solid #000000"/>
    </style:style>
    <style:style style:name="CUADM.B1" style:family="table-cell">
      <style:table-cell-properties fo:padding="0.097cm" fo:border="0.05pt solid #000000"/>
    </style:style>
    <style:style style:name="CUADM.A2" style:family="table-cell">
      <style:table-cell-properties fo:padding="0.097cm" fo:border-left="0.05pt solid #000000" fo:border-right="none" fo:border-top="none" fo:border-bottom="0.05pt solid #000000"/>
    </style:style>
    <style:style style:name="CUADM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805cm"/>
    </style:style>
    <style:style style:name="Table2.B" style:family="table-column">
      <style:table-column-properties style:column-width="14.2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805cm"/>
    </style:style>
    <style:style style:name="Table7.B" style:family="table-column">
      <style:table-column-properties style:column-width="14.208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805cm"/>
    </style:style>
    <style:style style:name="Table8.B" style:family="table-column">
      <style:table-column-properties style:column-width="14.208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109a" officeooo:paragraph-rsid="0008109a"/>
    </style:style>
    <style:style style:name="P2" style:family="paragraph" style:parent-style-name="Standard">
      <style:text-properties officeooo:rsid="0008109a" officeooo:paragraph-rsid="00149ec3"/>
    </style:style>
    <style:style style:name="P3" style:family="paragraph" style:parent-style-name="Standard">
      <style:text-properties officeooo:rsid="0008109a" officeooo:paragraph-rsid="0016f517"/>
    </style:style>
    <style:style style:name="P4" style:family="paragraph" style:parent-style-name="Standard">
      <style:text-properties officeooo:rsid="0008109a" officeooo:paragraph-rsid="001cc2fa"/>
    </style:style>
    <style:style style:name="P5" style:family="paragraph" style:parent-style-name="Standard">
      <style:text-properties officeooo:rsid="000ae6f4" officeooo:paragraph-rsid="000ae6f4"/>
    </style:style>
    <style:style style:name="P6" style:family="paragraph" style:parent-style-name="Standard">
      <style:text-properties officeooo:rsid="000d5aae" officeooo:paragraph-rsid="000d5aae"/>
    </style:style>
    <style:style style:name="P7" style:family="paragraph" style:parent-style-name="Standard">
      <style:text-properties officeooo:paragraph-rsid="00149ec3"/>
    </style:style>
    <style:style style:name="P8" style:family="paragraph" style:parent-style-name="Standard">
      <style:text-properties officeooo:paragraph-rsid="0015a35b"/>
    </style:style>
    <style:style style:name="P9" style:family="paragraph" style:parent-style-name="Standard">
      <style:text-properties officeooo:rsid="000a7881" officeooo:paragraph-rsid="00218338"/>
    </style:style>
    <style:style style:name="P10" style:family="paragraph" style:parent-style-name="Standard">
      <style:text-properties officeooo:rsid="000a7881" officeooo:paragraph-rsid="0024f660"/>
    </style:style>
    <style:style style:name="P11" style:family="paragraph" style:parent-style-name="Standard">
      <style:text-properties officeooo:paragraph-rsid="001cc2fa"/>
    </style:style>
    <style:style style:name="P12" style:family="paragraph" style:parent-style-name="Standard">
      <style:text-properties officeooo:paragraph-rsid="001fed80"/>
    </style:style>
    <style:style style:name="P13" style:family="paragraph" style:parent-style-name="Standard">
      <style:text-properties officeooo:paragraph-rsid="00218338"/>
    </style:style>
    <style:style style:name="P14" style:family="paragraph" style:parent-style-name="Standard">
      <style:text-properties officeooo:paragraph-rsid="0024f660"/>
    </style:style>
    <style:style style:name="P15" style:family="paragraph" style:parent-style-name="Standard">
      <style:text-properties officeooo:paragraph-rsid="002716d9"/>
    </style:style>
    <style:style style:name="P16" style:family="paragraph" style:parent-style-name="Table_20_Contents">
      <style:text-properties officeooo:rsid="000ae6f4" officeooo:paragraph-rsid="000ae6f4"/>
    </style:style>
    <style:style style:name="P17" style:family="paragraph" style:parent-style-name="Table_20_Contents">
      <style:text-properties officeooo:rsid="000ae6f4" officeooo:paragraph-rsid="0015a35b"/>
    </style:style>
    <style:style style:name="P18" style:family="paragraph" style:parent-style-name="Table_20_Contents">
      <style:text-properties officeooo:rsid="000ae6f4" officeooo:paragraph-rsid="0016f517"/>
    </style:style>
    <style:style style:name="P19" style:family="paragraph" style:parent-style-name="Table_20_Contents">
      <style:text-properties officeooo:rsid="000ae6f4" officeooo:paragraph-rsid="001cc2fa"/>
    </style:style>
    <style:style style:name="P20" style:family="paragraph" style:parent-style-name="Table_20_Contents">
      <style:text-properties officeooo:rsid="000ae6f4" officeooo:paragraph-rsid="001fed80"/>
    </style:style>
    <style:style style:name="P21" style:family="paragraph" style:parent-style-name="Table_20_Contents">
      <style:text-properties officeooo:rsid="000ae6f4" officeooo:paragraph-rsid="00218338"/>
    </style:style>
    <style:style style:name="P22" style:family="paragraph" style:parent-style-name="Table_20_Contents">
      <style:text-properties officeooo:rsid="000ae6f4" officeooo:paragraph-rsid="0024f660"/>
    </style:style>
    <style:style style:name="P23" style:family="paragraph" style:parent-style-name="Table_20_Contents">
      <style:text-properties officeooo:rsid="000ae6f4" officeooo:paragraph-rsid="002716d9"/>
    </style:style>
    <style:style style:name="P24" style:family="paragraph" style:parent-style-name="Table_20_Contents">
      <style:text-properties fo:font-weight="bold" officeooo:rsid="000ae6f4" officeooo:paragraph-rsid="000ae6f4" style:font-weight-asian="bold" style:font-weight-complex="bold"/>
    </style:style>
    <style:style style:name="P25" style:family="paragraph" style:parent-style-name="Table_20_Contents">
      <style:text-properties fo:font-weight="bold" officeooo:rsid="000ae6f4" officeooo:paragraph-rsid="0015a35b" style:font-weight-asian="bold" style:font-weight-complex="bold"/>
    </style:style>
    <style:style style:name="P26" style:family="paragraph" style:parent-style-name="Table_20_Contents">
      <style:text-properties fo:font-weight="bold" officeooo:rsid="000ae6f4" officeooo:paragraph-rsid="0016f517" style:font-weight-asian="bold" style:font-weight-complex="bold"/>
    </style:style>
    <style:style style:name="P27" style:family="paragraph" style:parent-style-name="Table_20_Contents">
      <style:text-properties fo:font-weight="bold" officeooo:rsid="000ae6f4" officeooo:paragraph-rsid="001cc2fa" style:font-weight-asian="bold" style:font-weight-complex="bold"/>
    </style:style>
    <style:style style:name="P28" style:family="paragraph" style:parent-style-name="Table_20_Contents">
      <style:text-properties fo:font-weight="bold" officeooo:rsid="000ae6f4" officeooo:paragraph-rsid="001fed80" style:font-weight-asian="bold" style:font-weight-complex="bold"/>
    </style:style>
    <style:style style:name="P29" style:family="paragraph" style:parent-style-name="Table_20_Contents">
      <style:text-properties fo:font-weight="bold" officeooo:rsid="000ae6f4" officeooo:paragraph-rsid="00218338" style:font-weight-asian="bold" style:font-weight-complex="bold"/>
    </style:style>
    <style:style style:name="P30" style:family="paragraph" style:parent-style-name="Table_20_Contents">
      <style:text-properties fo:font-weight="bold" officeooo:rsid="000ae6f4" officeooo:paragraph-rsid="0024f660" style:font-weight-asian="bold" style:font-weight-complex="bold"/>
    </style:style>
    <style:style style:name="P31" style:family="paragraph" style:parent-style-name="Table_20_Contents">
      <style:text-properties fo:font-weight="bold" officeooo:rsid="000ae6f4" officeooo:paragraph-rsid="002716d9" style:font-weight-asian="bold" style:font-weight-complex="bold"/>
    </style:style>
    <style:style style:name="P32" style:family="paragraph" style:parent-style-name="Table_20_Contents">
      <style:text-properties fo:font-weight="bold" officeooo:rsid="0010748c" officeooo:paragraph-rsid="0010748c" style:font-weight-asian="bold" style:font-weight-complex="bold"/>
    </style:style>
    <style:style style:name="P33" style:family="paragraph" style:parent-style-name="Table_20_Contents">
      <style:text-properties fo:font-weight="bold" officeooo:rsid="0010748c" officeooo:paragraph-rsid="0015a35b" style:font-weight-asian="bold" style:font-weight-complex="bold"/>
    </style:style>
    <style:style style:name="P34" style:family="paragraph" style:parent-style-name="Table_20_Contents">
      <style:text-properties fo:font-weight="bold" officeooo:rsid="0010748c" officeooo:paragraph-rsid="0016f517" style:font-weight-asian="bold" style:font-weight-complex="bold"/>
    </style:style>
    <style:style style:name="P35" style:family="paragraph" style:parent-style-name="Table_20_Contents">
      <style:text-properties fo:font-weight="bold" officeooo:rsid="0010748c" officeooo:paragraph-rsid="001cc2fa" style:font-weight-asian="bold" style:font-weight-complex="bold"/>
    </style:style>
    <style:style style:name="P36" style:family="paragraph" style:parent-style-name="Table_20_Contents">
      <style:text-properties fo:font-weight="bold" officeooo:rsid="0010748c" officeooo:paragraph-rsid="001fed80" style:font-weight-asian="bold" style:font-weight-complex="bold"/>
    </style:style>
    <style:style style:name="P37" style:family="paragraph" style:parent-style-name="Table_20_Contents">
      <style:text-properties fo:font-weight="bold" officeooo:rsid="0010748c" officeooo:paragraph-rsid="00218338" style:font-weight-asian="bold" style:font-weight-complex="bold"/>
    </style:style>
    <style:style style:name="P38" style:family="paragraph" style:parent-style-name="Table_20_Contents">
      <style:text-properties fo:font-weight="bold" officeooo:rsid="0010748c" officeooo:paragraph-rsid="0024f660" style:font-weight-asian="bold" style:font-weight-complex="bold"/>
    </style:style>
    <style:style style:name="P39" style:family="paragraph" style:parent-style-name="Table_20_Contents">
      <style:text-properties fo:font-weight="bold" officeooo:rsid="0010748c" officeooo:paragraph-rsid="002716d9" style:font-weight-asian="bold" style:font-weight-complex="bold"/>
    </style:style>
    <style:style style:name="P40" style:family="paragraph" style:parent-style-name="Table_20_Contents">
      <style:text-properties officeooo:rsid="0015a35b" officeooo:paragraph-rsid="0015a35b"/>
    </style:style>
    <style:style style:name="P41" style:family="paragraph" style:parent-style-name="Table_20_Contents">
      <style:text-properties officeooo:rsid="00182b6b" officeooo:paragraph-rsid="00182b6b"/>
    </style:style>
    <style:style style:name="P42" style:family="paragraph" style:parent-style-name="Table_20_Contents">
      <style:text-properties officeooo:rsid="00182b6b" officeooo:paragraph-rsid="001cc2fa"/>
    </style:style>
    <style:style style:name="P43" style:family="paragraph" style:parent-style-name="Table_20_Contents">
      <style:text-properties officeooo:rsid="00182b6b" officeooo:paragraph-rsid="00218338"/>
    </style:style>
    <style:style style:name="P44" style:family="paragraph" style:parent-style-name="Table_20_Contents">
      <style:text-properties officeooo:rsid="00182b6b" officeooo:paragraph-rsid="0024f660"/>
    </style:style>
    <style:style style:name="P45" style:family="paragraph" style:parent-style-name="Table_20_Contents">
      <style:text-properties officeooo:rsid="00182b6b" officeooo:paragraph-rsid="002716d9"/>
    </style:style>
    <style:style style:name="P46" style:family="paragraph" style:parent-style-name="Table_20_Contents">
      <style:text-properties officeooo:rsid="002716d9" officeooo:paragraph-rsid="002716d9"/>
    </style:style>
    <style:style style:name="P47" style:family="paragraph" style:parent-style-name="Table_20_Contents">
      <style:text-properties officeooo:rsid="0028ffea" officeooo:paragraph-rsid="0028ffea"/>
    </style:style>
    <style:style style:name="P48" style:family="paragraph" style:parent-style-name="Standard" style:list-style-name="L1">
      <style:text-properties officeooo:rsid="000ae6f4" officeooo:paragraph-rsid="000ae6f4"/>
    </style:style>
    <style:style style:name="P49" style:family="paragraph" style:parent-style-name="Standard" style:list-style-name="L2">
      <style:text-properties officeooo:rsid="000d5aae" officeooo:paragraph-rsid="000d5aae"/>
    </style:style>
    <style:style style:name="P50" style:family="paragraph" style:parent-style-name="Standard" style:list-style-name="L2">
      <style:text-properties officeooo:rsid="000a7881" officeooo:paragraph-rsid="000d5aae"/>
    </style:style>
    <style:style style:name="P51" style:family="paragraph" style:parent-style-name="Standard" style:list-style-name="L2">
      <style:text-properties officeooo:rsid="000e859b" officeooo:paragraph-rsid="000e859b"/>
    </style:style>
    <style:style style:name="P52" style:family="paragraph" style:parent-style-name="Standard" style:list-style-name="L2">
      <style:text-properties officeooo:rsid="000e859b" officeooo:paragraph-rsid="0010748c"/>
    </style:style>
    <style:style style:name="P53" style:family="paragraph" style:parent-style-name="Table_20_Contents" style:list-style-name="L3">
      <style:text-properties officeooo:rsid="00182b6b" officeooo:paragraph-rsid="00182b6b"/>
    </style:style>
    <style:style style:name="P54" style:family="paragraph" style:parent-style-name="Table_20_Contents" style:list-style-name="L3">
      <style:text-properties officeooo:rsid="00182b6b" officeooo:paragraph-rsid="001cc2fa"/>
    </style:style>
    <style:style style:name="P55" style:family="paragraph" style:parent-style-name="Table_20_Contents" style:list-style-name="L3">
      <style:text-properties officeooo:rsid="00182b6b" officeooo:paragraph-rsid="00218338"/>
    </style:style>
    <style:style style:name="P56" style:family="paragraph" style:parent-style-name="Table_20_Contents" style:list-style-name="L3">
      <style:text-properties officeooo:rsid="00182b6b" officeooo:paragraph-rsid="0024f660"/>
    </style:style>
    <style:style style:name="P57" style:family="paragraph" style:parent-style-name="Table_20_Contents" style:list-style-name="L3">
      <style:text-properties officeooo:rsid="00182b6b" officeooo:paragraph-rsid="002716d9"/>
    </style:style>
    <style:style style:name="P58" style:family="paragraph" style:parent-style-name="Table_20_Contents" style:list-style-name="L4">
      <style:text-properties officeooo:rsid="00182b6b" officeooo:paragraph-rsid="001cc2fa"/>
    </style:style>
    <style:style style:name="P59" style:family="paragraph" style:parent-style-name="Table_20_Contents" style:list-style-name="L3">
      <style:text-properties officeooo:rsid="0019ebb6" officeooo:paragraph-rsid="0019ebb6"/>
    </style:style>
    <style:style style:name="P60" style:family="paragraph" style:parent-style-name="Table_20_Contents" style:list-style-name="L3">
      <style:text-properties officeooo:rsid="001c65f7" officeooo:paragraph-rsid="001c65f7"/>
    </style:style>
    <style:style style:name="P61" style:family="paragraph" style:parent-style-name="Table_20_Contents" style:list-style-name="L3">
      <style:text-properties officeooo:rsid="001cc2fa" officeooo:paragraph-rsid="001cc2fa"/>
    </style:style>
    <style:style style:name="P62" style:family="paragraph" style:parent-style-name="Table_20_Contents" style:list-style-name="L4">
      <style:text-properties officeooo:rsid="001e3d74" officeooo:paragraph-rsid="001e3d74"/>
    </style:style>
    <style:style style:name="P63" style:family="paragraph" style:parent-style-name="Table_20_Contents" style:list-style-name="L4">
      <style:text-properties officeooo:rsid="0020ca94" officeooo:paragraph-rsid="0020ca94"/>
    </style:style>
    <style:style style:name="P64" style:family="paragraph" style:parent-style-name="Table_20_Contents" style:list-style-name="L5">
      <style:text-properties officeooo:rsid="00149ec3" officeooo:paragraph-rsid="001fed80"/>
    </style:style>
    <style:style style:name="P65" style:family="paragraph" style:parent-style-name="Table_20_Contents" style:list-style-name="L3">
      <style:text-properties officeooo:rsid="00218338" officeooo:paragraph-rsid="00218338"/>
    </style:style>
    <style:style style:name="P66" style:family="paragraph" style:parent-style-name="Table_20_Contents" style:list-style-name="L3">
      <style:text-properties officeooo:rsid="00218338" officeooo:paragraph-rsid="0024f660"/>
    </style:style>
    <style:style style:name="P67" style:family="paragraph" style:parent-style-name="Table_20_Contents" style:list-style-name="L3">
      <style:text-properties officeooo:rsid="000ae6f4" officeooo:paragraph-rsid="000ae6f4"/>
    </style:style>
    <style:style style:name="P68" style:family="paragraph" style:parent-style-name="Table_20_Contents" style:list-style-name="L3">
      <style:text-properties officeooo:rsid="0015a35b" officeooo:paragraph-rsid="0015a35b"/>
    </style:style>
    <style:style style:name="P69" style:family="paragraph" style:parent-style-name="Table_20_Contents" style:list-style-name="L6">
      <style:text-properties officeooo:rsid="0015a35b" officeooo:paragraph-rsid="0015a35b"/>
    </style:style>
    <style:style style:name="P70" style:family="paragraph" style:parent-style-name="Table_20_Contents" style:list-style-name="L3">
      <style:text-properties officeooo:rsid="000bbe63" officeooo:paragraph-rsid="000bbe63"/>
    </style:style>
    <style:style style:name="P71" style:family="paragraph" style:parent-style-name="Table_20_Contents" style:list-style-name="L6">
      <style:text-properties officeooo:rsid="00162312" officeooo:paragraph-rsid="00162312"/>
    </style:style>
    <style:style style:name="P72" style:family="paragraph" style:parent-style-name="Table_20_Contents" style:list-style-name="L6">
      <style:text-properties officeooo:rsid="0016a88d" officeooo:paragraph-rsid="0016a88d"/>
    </style:style>
    <style:style style:name="P73" style:family="paragraph" style:parent-style-name="Table_20_Contents" style:list-style-name="L3">
      <style:text-properties officeooo:rsid="002716d9" officeooo:paragraph-rsid="002716d9"/>
    </style:style>
    <style:style style:name="P74" style:family="paragraph" style:parent-style-name="Table_20_Contents" style:list-style-name="L3">
      <style:text-properties officeooo:rsid="0028ffea" officeooo:paragraph-rsid="0028ffea"/>
    </style:style>
    <style:style style:name="P75" style:family="paragraph" style:parent-style-name="Table_20_Contents" style:list-style-name="L3">
      <style:text-properties officeooo:rsid="002a80bb" officeooo:paragraph-rsid="002a80bb"/>
    </style:style>
    <style:style style:name="T1" style:family="text">
      <style:text-properties officeooo:rsid="000bbe63"/>
    </style:style>
    <style:style style:name="T2" style:family="text">
      <style:text-properties officeooo:rsid="000d5aae"/>
    </style:style>
    <style:style style:name="T3" style:family="text">
      <style:text-properties officeooo:rsid="000e1a23"/>
    </style:style>
    <style:style style:name="T4" style:family="text">
      <style:text-properties officeooo:rsid="0010748c"/>
    </style:style>
    <style:style style:name="T5" style:family="text">
      <style:text-properties officeooo:rsid="0013d3cb"/>
    </style:style>
    <style:style style:name="T6" style:family="text">
      <style:text-properties officeooo:rsid="00149ec3"/>
    </style:style>
    <style:style style:name="T7" style:family="text">
      <style:text-properties officeooo:rsid="0015a35b"/>
    </style:style>
    <style:style style:name="T8" style:family="text">
      <style:text-properties officeooo:rsid="0016f517"/>
    </style:style>
    <style:style style:name="T9" style:family="text">
      <style:text-properties officeooo:rsid="001cc2fa"/>
    </style:style>
    <style:style style:name="T10" style:family="text">
      <style:text-properties officeooo:rsid="001e3d74"/>
    </style:style>
    <style:style style:name="T11" style:family="text">
      <style:text-properties officeooo:rsid="001e6ab3"/>
    </style:style>
    <style:style style:name="T12" style:family="text">
      <style:text-properties officeooo:rsid="001fed80"/>
    </style:style>
    <style:style style:name="T13" style:family="text">
      <style:text-properties officeooo:rsid="00218338"/>
    </style:style>
    <style:style style:name="T14" style:family="text">
      <style:text-properties officeooo:rsid="00222650"/>
    </style:style>
    <style:style style:name="T15" style:family="text">
      <style:text-properties officeooo:rsid="0024f660"/>
    </style:style>
    <style:style style:name="T16" style:family="text">
      <style:text-properties officeooo:rsid="002716d9"/>
    </style:style>
    <style:style style:name="T17" style:family="text">
      <style:text-properties officeooo:rsid="002db6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quisitos do Sistema PPGCCMC-Bolsas</text:p>
      <text:p text:style-name="P1"/>
      <text:h text:style-name="Heading_20_1" text:outline-level="1">Casos de Uso</text:h>
      <text:p text:style-name="P1"/>
      <text:h text:style-name="Heading_20_2" text:outline-level="2">Lista de Atores</text:h>
      <text:p text:style-name="P5"/>
      <text:list xml:id="list2290429631" text:style-name="L1">
        <text:list-item>
          <text:p text:style-name="P48">Administrador</text:p>
        </text:list-item>
        <text:list-item>
          <text:p text:style-name="P48">Aluno</text:p>
        </text:list-item>
      </text:list>
      <text:p text:style-name="P5"/>
      <text:h text:style-name="Heading_20_2" text:outline-level="2">Lista de Casos de Uso por Autor</text:h>
      <text:p text:style-name="P6"/>
      <text:list xml:id="list951724130" text:style-name="L2">
        <text:list-item>
          <text:p text:style-name="P49">Administrador</text:p>
          <text:list>
            <text:list-item>
              <text:p text:style-name="P49">(UC-01) Cadastrar chamada</text:p>
            </text:list-item>
            <text:list-item>
              <text:p text:style-name="P49">(UC-02) Cadastrar administrador</text:p>
            </text:list-item>
            <text:list-item>
              <text:p text:style-name="P49">(UC-03) Autenticar-se</text:p>
            </text:list-item>
            <text:list-item>
              <text:p text:style-name="P50"><text:span text:style-name="T2">(UC-04) Importar</text:span> Classificação de Periódicos (QUALIS)</text:p>
            </text:list-item>
            <text:list-item>
              <text:p text:style-name="P50"><text:span text:style-name="T2">(UC-05) Importar</text:span> Classificação de Eventos (QUALIS)</text:p>
            </text:list-item>
            <text:list-item>
              <text:p text:style-name="P51">(UC-11) Validar inscrição</text:p>
            </text:list-item>
            <text:list-item>
              <text:p text:style-name="P52">(UC-12) Validar pontuação<text:span text:style-name="T4"> atribuída automaticamente</text:span></text:p>
            </text:list-item>
          </text:list>
        </text:list-item>
        <text:list-item>
          <text:p text:style-name="P49">Aluno</text:p>
          <text:list>
            <text:list-item>
              <text:p text:style-name="P49">(UC-06) Registrar-se</text:p>
            </text:list-item>
            <text:list-item>
              <text:p text:style-name="P49">(UC-0<text:span text:style-name="T12">3</text:span>) Autenticar-se</text:p>
            </text:list-item>
            <text:list-item>
              <text:p text:style-name="P49">(UC-0<text:span text:style-name="T12">7</text:span>) Inscrever-se em chamada</text:p>
            </text:list-item>
            <text:list-item>
              <text:p text:style-name="P49">(UC-0<text:span text:style-name="T12">8</text:span>) Cadastrar publicações</text:p>
            </text:list-item>
            <text:list-item>
              <text:p text:style-name="P49">(UC-<text:span text:style-name="T12">09</text:span>) Inserir comprovante de projeto FAPESP habilitado</text:p>
            </text:list-item>
          </text:list>
        </text:list-item>
      </text:list>
      <text:p text:style-name="P1"/>
      <text:h text:style-name="Heading_20_2" text:outline-level="2"><text:span text:style-name="T2">Descrição dos </text:span>Casos de Uso </text:h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6">ID</text:p>
          </table:table-cell>
          <table:table-cell table:style-name="Table3.B1" office:value-type="string">
            <text:p text:style-name="P18">UC-0<text:span text:style-name="T8">1</text:span></text:p>
          </table:table-cell>
        </table:table-row>
        <table:table-row>
          <table:table-cell table:style-name="Table3.A2" office:value-type="string">
            <text:p text:style-name="P26">Nome</text:p>
          </table:table-cell>
          <table:table-cell table:style-name="Table3.B2" office:value-type="string">
            <text:p text:style-name="P41">Cadastrar chamada</text:p>
          </table:table-cell>
        </table:table-row>
        <table:table-row>
          <table:table-cell table:style-name="Table3.A2" office:value-type="string">
            <text:p text:style-name="P26">Ator(es)</text:p>
          </table:table-cell>
          <table:table-cell table:style-name="Table3.B2" office:value-type="string">
            <text:p text:style-name="P41">Administrador</text:p>
          </table:table-cell>
        </table:table-row>
        <table:table-row>
          <table:table-cell table:style-name="Table3.A2" office:value-type="string">
            <text:p text:style-name="P26">Pré-condições</text:p>
          </table:table-cell>
          <table:table-cell table:style-name="Table3.B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34"><text:span text:style-name="T5">Fluxo </text:span>principal</text:p>
          </table:table-cell>
          <table:table-cell table:style-name="Table3.B2" office:value-type="string">
            <text:list xml:id="list237608138" text:style-name="L3">
              <text:list-item>
                <text:p text:style-name="P53">O administrador acessa a página de criação de chamadas</text:p>
              </text:list-item>
              <text:list-item>
                <text:p text:style-name="P53">Preenche as informações necessárias para realizar a chamada:</text:p>
                <text:list>
                  <text:list-item>
                    <text:p text:style-name="P53">Modalidade (ME|DO)</text:p>
                  </text:list-item>
                  <text:list-item>
                    <text:p text:style-name="P53">Prazo de inscrição</text:p>
                  </text:list-item>
                  <text:list-item>
                    <text:p text:style-name="P59">Informações básicas sobre a chamada (seria como o corpo do e-mail das chamadas atuais)</text:p>
                  </text:list-item>
                  <text:list-item>
                    <text:p text:style-name="P59">Regras da chamada (anexo PDF)</text:p>
                  </text:list-item>
                </text:list>
              </text:list-item>
              <text:list-item>
                <text:p text:style-name="P60"><text:soft-page-break/>O administrador submete a chamada</text:p>
              </text:list-item>
              <text:list-item>
                <text:p text:style-name="P61">O sistema gera <text:span text:style-name="T10">um</text:span> código identificador da chamada com base na modalidade, mês, ano <text:span text:style-name="T10">e contador de chamadas semelhantes</text:span>: e.g., DO-08-2016-01; <text:span text:style-name="T10">ME-08-2016-02</text:span></text:p>
              </text:list-item>
            </text:list>
          </table:table-cell>
        </table:table-row>
      </table:table>
      <text:p text:style-name="P3"/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ID</text:p>
          </table:table-cell>
          <table:table-cell table:style-name="Table4.B1" office:value-type="string">
            <text:p text:style-name="P19">UC-0<text:span text:style-name="T9">2</text:span></text:p>
          </table:table-cell>
        </table:table-row>
        <table:table-row>
          <table:table-cell table:style-name="Table4.A2" office:value-type="string">
            <text:p text:style-name="P27">Nome</text:p>
          </table:table-cell>
          <table:table-cell table:style-name="Table4.B2" office:value-type="string">
            <text:p text:style-name="P42">Cadastrar <text:span text:style-name="T9">administrador</text:span></text:p>
          </table:table-cell>
        </table:table-row>
        <table:table-row>
          <table:table-cell table:style-name="Table4.A2" office:value-type="string">
            <text:p text:style-name="P27">Ator(es)</text:p>
          </table:table-cell>
          <table:table-cell table:style-name="Table4.B2" office:value-type="string">
            <text:p text:style-name="P42">Administrador</text:p>
          </table:table-cell>
        </table:table-row>
        <table:table-row>
          <table:table-cell table:style-name="Table4.A2" office:value-type="string">
            <text:p text:style-name="P27">Pré-condições</text:p>
          </table:table-cell>
          <table:table-cell table:style-name="Table4.B2" office:value-type="string">
            <text:p text:style-name="P19"/>
          </table:table-cell>
        </table:table-row>
        <table:table-row>
          <table:table-cell table:style-name="Table4.A2" office:value-type="string">
            <text:p text:style-name="P35"><text:span text:style-name="T5">Fluxo </text:span>principal</text:p>
          </table:table-cell>
          <table:table-cell table:style-name="Table4.B2" office:value-type="string">
            <text:list xml:id="list2480507363" text:style-name="L4">
              <text:list-item>
                <text:p text:style-name="P58">O administrador acessa a página de cadastro de administradores</text:p>
              </text:list-item>
              <text:list-item>
                <text:p text:style-name="P62">Preenche as informações necessárias para realizar o cadastro:</text:p>
                <text:list>
                  <text:list-item>
                    <text:p text:style-name="P62">Nome completo</text:p>
                  </text:list-item>
                  <text:list-item>
                    <text:p text:style-name="P62">Sexo</text:p>
                  </text:list-item>
                  <text:list-item>
                    <text:p text:style-name="P62">NUSP</text:p>
                  </text:list-item>
                  <text:list-item>
                    <text:p text:style-name="P63">Senha</text:p>
                  </text:list-item>
                  <text:list-item>
                    <text:p text:style-name="P62">Email</text:p>
                  </text:list-item>
                  <text:list-item>
                    <text:p text:style-name="P62">Função (Coordenador <text:span text:style-name="T11">(0)</text:span> &gt; Funcionário <text:span text:style-name="T11">(1)</text:span>, RD <text:span text:style-name="T11">(2)</text:span>)</text:p>
                  </text:list-item>
                </text:list>
              </text:list-item>
              <text:list-item>
                <text:p text:style-name="P62">O administrador submete o formulário e é redirecionado para a página de gerenciamento de administradores</text:p>
              </text:list-item>
            </text:list>
            <text:list xml:id="list163243141292448" text:continue-list="list237608138" text:style-name="L3">
              <text:list-header>
                <text:p text:style-name="P54"/>
              </text:list-header>
            </text:list>
          </table:table-cell>
        </table:table-row>
      </table:table>
      <text:p text:style-name="P11"/>
      <text:p text:style-name="P1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8">ID</text:p>
          </table:table-cell>
          <table:table-cell table:style-name="Table5.B1" office:value-type="string">
            <text:p text:style-name="P20">UC-0<text:span text:style-name="T12">3</text:span></text:p>
          </table:table-cell>
        </table:table-row>
        <table:table-row>
          <table:table-cell table:style-name="Table5.A2" office:value-type="string">
            <text:p text:style-name="P28">Nome</text:p>
          </table:table-cell>
          <table:table-cell table:style-name="Table5.B2" office:value-type="string">
            <text:p text:style-name="P20"><text:span text:style-name="T6">Autenticar</text:span>-se</text:p>
          </table:table-cell>
        </table:table-row>
        <table:table-row>
          <table:table-cell table:style-name="Table5.A2" office:value-type="string">
            <text:p text:style-name="P28">Ator(es)</text:p>
          </table:table-cell>
          <table:table-cell table:style-name="Table5.B2" office:value-type="string">
            <text:p text:style-name="P20">Aluno</text:p>
          </table:table-cell>
        </table:table-row>
        <table:table-row>
          <table:table-cell table:style-name="Table5.A2" office:value-type="string">
            <text:p text:style-name="P28">Pré-condições</text:p>
          </table:table-cell>
          <table:table-cell table:style-name="Table5.B2" office:value-type="string">
            <text:p text:style-name="P20">O aluno não possui nenhuma sessão autenticada ativa no navegador</text:p>
          </table:table-cell>
        </table:table-row>
        <table:table-row>
          <table:table-cell table:style-name="Table5.A2" office:value-type="string">
            <text:p text:style-name="P36"><text:span text:style-name="T5">Fluxo </text:span>principal</text:p>
          </table:table-cell>
          <table:table-cell table:style-name="Table5.B2" office:value-type="string">
            <text:list xml:id="list2430672193" text:style-name="L5">
              <text:list-item>
                <text:p text:style-name="P64">O <text:span text:style-name="T12">autor</text:span> acessa a página de login</text:p>
              </text:list-item>
              <text:list-item>
                <text:p text:style-name="P64">Preenche as informações necessárias para se autenticar:</text:p>
                <text:list>
                  <text:list-item>
                    <text:p text:style-name="P64">NUSP</text:p>
                  </text:list-item>
                  <text:list-item>
                    <text:p text:style-name="P64">Senha</text:p>
                  </text:list-item>
                </text:list>
              </text:list-item>
              <text:list-item>
                <text:p text:style-name="P64">O <text:span text:style-name="T12">autor</text:span> é redirecionado para a página principal do sistema</text:p>
              </text:list-item>
            </text:list>
          </table:table-cell>
        </table:table-row>
      </table:table>
      <text:p text:style-name="P12"/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ID</text:p>
          </table:table-cell>
          <table:table-cell table:style-name="Table1.B1" office:value-type="string">
            <text:p text:style-name="P21">UC-0<text:span text:style-name="T13">4</text:span></text:p>
          </table:table-cell>
        </table:table-row>
        <table:table-row>
          <table:table-cell table:style-name="Table1.A2" office:value-type="string">
            <text:p text:style-name="P29">Nome</text:p>
          </table:table-cell>
          <table:table-cell table:style-name="Table1.B2" office:value-type="string">
            <text:p text:style-name="P9"><text:span text:style-name="T13">Importar</text:span> Classificação de Periódicos (QUALIS)</text:p>
          </table:table-cell>
        </table:table-row>
        <table:table-row>
          <table:table-cell table:style-name="Table1.A2" office:value-type="string">
            <text:p text:style-name="P29">Ator(es)</text:p>
          </table:table-cell>
          <table:table-cell table:style-name="Table1.B2" office:value-type="string">
            <text:p text:style-name="P43">Administrador</text:p>
          </table:table-cell>
        </table:table-row>
        <table:table-row>
          <table:table-cell table:style-name="Table1.A2" office:value-type="string">
            <text:p text:style-name="P29">Pré-condições</text:p>
          </table:table-cell>
          <table:table-cell table:style-name="Table1.B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37"><text:span text:style-name="T5">Fluxo </text:span>principal</text:p>
          </table:table-cell>
          <table:table-cell table:style-name="Table1.B2" office:value-type="string">
            <text:list xml:id="list163242967673850" text:continue-list="list163243141292448" text:style-name="L3">
              <text:list-item text:start-value="1">
                <text:p text:style-name="P55">O administrador acessa a página de <text:span text:style-name="T13">importação de classificações QUALIS de periódicos</text:span></text:p>
              </text:list-item>
              <text:list-item>
                <text:p text:style-name="P65">Indica o ano referência da classificação que será importada</text:p>
              </text:list-item>
              <text:list-item>
                <text:p text:style-name="P65">Faz upload do arquivo de classificação de todas as áreas exportado pela plataforma Sucupira da CAPES:</text:p>
                <text:list>
                  <text:list-item>
                    <text:p text:style-name="P65">O arquivo deve estar formatado em CSV, com valores separados por ponto e vírgula (;)</text:p>
                  </text:list-item>
                  <text:list-item>
                    <text:p text:style-name="P65">A codificação do arquivo deve ser UTF-8</text:p>
                  </text:list-item>
                  <text:list-item>
                    <text:p text:style-name="P65"><text:soft-page-break/>A ordem dos dados das colunas deve ser: ISSN, Título, Área de Avaliação, Estrato</text:p>
                  </text:list-item>
                  <text:list-item>
                    <text:p text:style-name="P65">A primeira linha será ignorada (manter cabeçalho)</text:p>
                  </text:list-item>
                </text:list>
              </text:list-item>
              <text:list-item>
                <text:p text:style-name="P65">O sistema apresenta os dados do arquivo no formato de tabela para conferência</text:p>
              </text:list-item>
              <text:list-item>
                <text:p text:style-name="P65">O Administrador submete a classificação para processamento do sistema (inserção dos dados nas tabelas adequadas)</text:p>
              </text:list-item>
              <text:list-item>
                <text:p text:style-name="P65">O sistema reporta <text:span text:style-name="T14">as alterações feitas na base de dados (inclusão de periódico e inclusão de estrato para periódico)</text:span></text:p>
              </text:list-item>
            </text:list>
          </table:table-cell>
        </table:table-row>
      </table:table>
      <text:p text:style-name="P13"/>
      <text:p text:style-name="P1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>ID</text:p>
          </table:table-cell>
          <table:table-cell table:style-name="Table6.B1" office:value-type="string">
            <text:p text:style-name="P22">UC-0<text:span text:style-name="T15">5</text:span></text:p>
          </table:table-cell>
        </table:table-row>
        <table:table-row>
          <table:table-cell table:style-name="Table6.A2" office:value-type="string">
            <text:p text:style-name="P30">Nome</text:p>
          </table:table-cell>
          <table:table-cell table:style-name="Table6.B2" office:value-type="string">
            <text:p text:style-name="P10"><text:span text:style-name="T2">Importar</text:span> Classificação de Eventos (QUALIS)</text:p>
          </table:table-cell>
        </table:table-row>
        <table:table-row>
          <table:table-cell table:style-name="Table6.A2" office:value-type="string">
            <text:p text:style-name="P30">Ator(es)</text:p>
          </table:table-cell>
          <table:table-cell table:style-name="Table6.B2" office:value-type="string">
            <text:p text:style-name="P44">Administrador</text:p>
          </table:table-cell>
        </table:table-row>
        <table:table-row>
          <table:table-cell table:style-name="Table6.A2" office:value-type="string">
            <text:p text:style-name="P30">Pré-condições</text:p>
          </table:table-cell>
          <table:table-cell table:style-name="Table6.B2" office:value-type="string">
            <text:p text:style-name="P22"/>
          </table:table-cell>
        </table:table-row>
        <table:table-row>
          <table:table-cell table:style-name="Table6.A2" office:value-type="string">
            <text:p text:style-name="P38"><text:span text:style-name="T5">Fluxo </text:span>principal</text:p>
          </table:table-cell>
          <table:table-cell table:style-name="Table6.B2" office:value-type="string">
            <text:list xml:id="list163241399025396" text:continue-list="list163242967673850" text:style-name="L3">
              <text:list-item text:start-value="1">
                <text:p text:style-name="P56">O administrador acessa a página de <text:span text:style-name="T13">importação de classificações QUALIS de eventos</text:span></text:p>
              </text:list-item>
              <text:list-item>
                <text:p text:style-name="P66">Indica o ano referência da classificação que será importada</text:p>
              </text:list-item>
              <text:list-item>
                <text:p text:style-name="P66">Faz upload do arquivo de classificação de todas as áreas:</text:p>
                <text:list>
                  <text:list-item>
                    <text:p text:style-name="P66">O arquivo deve estar formatado em CSV, com valores separados por ponto e vírgula (;)</text:p>
                  </text:list-item>
                  <text:list-item>
                    <text:p text:style-name="P66">A codificação do arquivo deve ser UTF-8</text:p>
                  </text:list-item>
                  <text:list-item>
                    <text:p text:style-name="P66">A ordem dos dados das colunas deve ser: <text:span text:style-name="T15">Sigla</text:span>, <text:span text:style-name="T15">Nome</text:span>, <text:span text:style-name="T15">Índice-H</text:span>, Estrato</text:p>
                  </text:list-item>
                  <text:list-item>
                    <text:p text:style-name="P66">A primeira linha será ignorada (manter cabeçalho)</text:p>
                  </text:list-item>
                </text:list>
              </text:list-item>
              <text:list-item>
                <text:p text:style-name="P66">O sistema apresenta os dados do arquivo no formato de tabela para conferência</text:p>
              </text:list-item>
              <text:list-item>
                <text:p text:style-name="P66">O Administrador submete a classificação para processamento do sistema (inserção dos dados nas tabelas adequadas)</text:p>
              </text:list-item>
              <text:list-item>
                <text:p text:style-name="P66">O sistema reporta <text:span text:style-name="T14">as alterações feitas na base de dados (inclusão de evento e inclusão de estrato para evento)</text:span></text:p>
              </text:list-item>
            </text:list>
          </table:table-cell>
        </table:table-row>
      </table:table>
      <text:p text:style-name="P14"/>
      <table:table table:name="CUADM" table:style-name="CUADM">
        <table:table-column table:style-name="CUADM.A"/>
        <table:table-column table:style-name="CUADM.B"/>
        <table:table-row>
          <table:table-cell table:style-name="CUADM.A1" office:value-type="string">
            <text:p text:style-name="P24">ID</text:p>
          </table:table-cell>
          <table:table-cell table:style-name="CUADM.B1" office:value-type="string">
            <text:p text:style-name="P16">UC-0<text:span text:style-name="T3">6</text:span></text:p>
          </table:table-cell>
        </table:table-row>
        <table:table-row>
          <table:table-cell table:style-name="CUADM.A2" office:value-type="string">
            <text:p text:style-name="P24">Nome</text:p>
          </table:table-cell>
          <table:table-cell table:style-name="CUADM.B2" office:value-type="string">
            <text:p text:style-name="P16">Registrar-se</text:p>
          </table:table-cell>
        </table:table-row>
        <table:table-row>
          <table:table-cell table:style-name="CUADM.A2" office:value-type="string">
            <text:p text:style-name="P24">Ator(es)</text:p>
          </table:table-cell>
          <table:table-cell table:style-name="CUADM.B2" office:value-type="string">
            <text:p text:style-name="P16">Aluno</text:p>
          </table:table-cell>
        </table:table-row>
        <table:table-row>
          <table:table-cell table:style-name="CUADM.A2" office:value-type="string">
            <text:p text:style-name="P24">Pré-condições</text:p>
          </table:table-cell>
          <table:table-cell table:style-name="CUADM.B2" office:value-type="string">
            <text:p text:style-name="P16">O aluno não possui nenhuma sessão autenticada ativa no navegador</text:p>
          </table:table-cell>
        </table:table-row>
        <table:table-row>
          <table:table-cell table:style-name="CUADM.A2" office:value-type="string">
            <text:p text:style-name="P32"><text:span text:style-name="T5">Fluxo </text:span>principal</text:p>
          </table:table-cell>
          <table:table-cell table:style-name="CUADM.B2" office:value-type="string">
            <text:list xml:id="list163241339000403" text:continue-list="list163241399025396" text:style-name="L3">
              <text:list-item text:start-value="1">
                <text:p text:style-name="P67">O aluno acessa a página de cadastro</text:p>
              </text:list-item>
              <text:list-item>
                <text:p text:style-name="P67">Preenche as informações necessárias para realizar o cadastro:</text:p>
                <text:list>
                  <text:list-item>
                    <text:p text:style-name="P67">Nome completo</text:p>
                  </text:list-item>
                  <text:list-item>
                    <text:p text:style-name="P67">Sexo</text:p>
                  </text:list-item>
                  <text:list-item>
                    <text:p text:style-name="P68">Link do Lattes</text:p>
                  </text:list-item>
                  <text:list-item>
                    <text:p text:style-name="P67">NUSP</text:p>
                  </text:list-item>
                  <text:list-item>
                    <text:p text:style-name="P67">Email <text:span text:style-name="T1">institucional (USP)</text:span></text:p>
                  </text:list-item>
                  <text:list-item>
                    <text:p text:style-name="P70">Email alternativo</text:p>
                  </text:list-item>
                  <text:list-item>
                    <text:p text:style-name="P67">Tipo de aluno (ME|DO)</text:p>
                  </text:list-item>
                  <text:list-item>
                    <text:p text:style-name="P67">Data de matrícula</text:p>
                  </text:list-item>
                  <text:list-item>
                    <text:p text:style-name="P70">(…)</text:p>
                  </text:list-item>
                </text:list>
              </text:list-item>
              <text:list-item>
                <text:p text:style-name="P70"><text:span text:style-name="T6">O aluno s</text:span>ubmete o formulári<text:span text:style-name="T5">o e é redirecionado para uma página que </text:span><text:soft-page-break/><text:span text:style-name="T5">informa os procedimentos necessários para concluir o cadastro</text:span></text:p>
              </text:list-item>
            </text:list>
          </table:table-cell>
        </table:table-row>
      </table:table>
      <text:p text:style-name="P2"/>
      <text:p text:style-name="P7"/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ID</text:p>
          </table:table-cell>
          <table:table-cell table:style-name="Table2.B1" office:value-type="string">
            <text:p text:style-name="P17">UC-0<text:span text:style-name="T12">7</text:span></text:p>
          </table:table-cell>
        </table:table-row>
        <table:table-row>
          <table:table-cell table:style-name="Table2.A2" office:value-type="string">
            <text:p text:style-name="P25">Nome</text:p>
          </table:table-cell>
          <table:table-cell table:style-name="Table2.B2" office:value-type="string">
            <text:p text:style-name="P40">Inscrever-se em chamada</text:p>
          </table:table-cell>
        </table:table-row>
        <table:table-row>
          <table:table-cell table:style-name="Table2.A2" office:value-type="string">
            <text:p text:style-name="P25">Ator(es)</text:p>
          </table:table-cell>
          <table:table-cell table:style-name="Table2.B2" office:value-type="string">
            <text:p text:style-name="P17">Aluno</text:p>
          </table:table-cell>
        </table:table-row>
        <table:table-row>
          <table:table-cell table:style-name="Table2.A2" office:value-type="string">
            <text:p text:style-name="P25">Pré-condições</text:p>
          </table:table-cell>
          <table:table-cell table:style-name="Table2.B2" office:value-type="string">
            <text:p text:style-name="P17">O aluno não possui <text:span text:style-name="T7">inscrição na chamada em que realizará inscrição</text:span></text:p>
          </table:table-cell>
        </table:table-row>
        <table:table-row>
          <table:table-cell table:style-name="Table2.A2" office:value-type="string">
            <text:p text:style-name="P33"><text:span text:style-name="T5">Fluxo </text:span>principal</text:p>
          </table:table-cell>
          <table:table-cell table:style-name="Table2.B2" office:value-type="string">
            <text:list xml:id="list2359790446" text:style-name="L6">
              <text:list-item>
                <text:p text:style-name="P69">O aluno seleciona a chamada em que deseja se inscrever</text:p>
              </text:list-item>
              <text:list-item>
                <text:p text:style-name="P71">O sistema apresenta as regras e critérios de classificação para bolsa <text:span text:style-name="T17">institucional</text:span></text:p>
              </text:list-item>
              <text:list-item>
                <text:p text:style-name="P71">O aluno confirma que leu e concorda com as regras e critérios adotados</text:p>
              </text:list-item>
              <text:list-item>
                <text:p text:style-name="P72">O aluno seleciona as publicações que devem ser consideradas para aquela chamada</text:p>
              </text:list-item>
              <text:list-item>
                <text:p text:style-name="P72">O aluno submete sua inscrição</text:p>
              </text:list-item>
            </text:list>
          </table:table-cell>
        </table:table-row>
      </table:table>
      <text:p text:style-name="P8"/>
      <text:p text:style-name="P1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1">ID</text:p>
          </table:table-cell>
          <table:table-cell table:style-name="Table7.B1" office:value-type="string">
            <text:p text:style-name="P23">UC-<text:span text:style-name="T16">11</text:span></text:p>
          </table:table-cell>
        </table:table-row>
        <table:table-row>
          <table:table-cell table:style-name="Table7.A2" office:value-type="string">
            <text:p text:style-name="P31">Nome</text:p>
          </table:table-cell>
          <table:table-cell table:style-name="Table7.B2" office:value-type="string">
            <text:p text:style-name="P46">Validar inscrição</text:p>
          </table:table-cell>
        </table:table-row>
        <table:table-row>
          <table:table-cell table:style-name="Table7.A2" office:value-type="string">
            <text:p text:style-name="P31">Ator(es)</text:p>
          </table:table-cell>
          <table:table-cell table:style-name="Table7.B2" office:value-type="string">
            <text:p text:style-name="P45">Administrador</text:p>
          </table:table-cell>
        </table:table-row>
        <table:table-row>
          <table:table-cell table:style-name="Table7.A2" office:value-type="string">
            <text:p text:style-name="P31">Pré-condições</text:p>
          </table:table-cell>
          <table:table-cell table:style-name="Table7.B2" office:value-type="string">
            <text:p text:style-name="P46">Existe uma chamada aberta no estado “aguardando validação das inscrições” <text:span text:style-name="T17">com, pelo menos, uma</text:span> inscrição sem validação</text:p>
          </table:table-cell>
        </table:table-row>
        <table:table-row>
          <table:table-cell table:style-name="Table7.A2" office:value-type="string">
            <text:p text:style-name="P39"><text:span text:style-name="T5">Fluxo </text:span>principal</text:p>
          </table:table-cell>
          <table:table-cell table:style-name="Table7.B2" office:value-type="string">
            <text:list xml:id="list163241358975866" text:continue-list="list163241339000403" text:style-name="L3">
              <text:list-item text:start-value="1">
                <text:p text:style-name="P57">O administrador acessa a página d<text:span text:style-name="T16">a chamada desejada</text:span></text:p>
              </text:list-item>
              <text:list-item>
                <text:p text:style-name="P73">Seleciona a opção “validar inscrições”</text:p>
              </text:list-item>
              <text:list-item>
                <text:p text:style-name="P73">O sistema inicia um workflow com as informações de cada inscrição por página</text:p>
              </text:list-item>
              <text:list-item>
                <text:p text:style-name="P73">O administrador clica em “validar” ou “invalidar” na tela com as informações de cada inscrição até o fim do workflow</text:p>
              </text:list-item>
              <text:list-item>
                <text:p text:style-name="P73">O sistema apresenta um relatório das inscrições que foram avaliadas</text:p>
              </text:list-item>
            </text:list>
          </table:table-cell>
        </table:table-row>
      </table:table>
      <text:p text:style-name="P15"/>
      <text:p text:style-name="P1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1">ID</text:p>
          </table:table-cell>
          <table:table-cell table:style-name="Table8.B1" office:value-type="string">
            <text:p text:style-name="P23">UC-<text:span text:style-name="T16">12</text:span></text:p>
          </table:table-cell>
        </table:table-row>
        <table:table-row>
          <table:table-cell table:style-name="Table8.A2" office:value-type="string">
            <text:p text:style-name="P31">Nome</text:p>
          </table:table-cell>
          <table:table-cell table:style-name="Table8.B2" office:value-type="string">
            <text:p text:style-name="P46">Validar pontuação atribuída automaticamente</text:p>
          </table:table-cell>
        </table:table-row>
        <table:table-row>
          <table:table-cell table:style-name="Table8.A2" office:value-type="string">
            <text:p text:style-name="P31">Ator(es)</text:p>
          </table:table-cell>
          <table:table-cell table:style-name="Table8.B2" office:value-type="string">
            <text:p text:style-name="P45">Administrador</text:p>
          </table:table-cell>
        </table:table-row>
        <table:table-row>
          <table:table-cell table:style-name="Table8.A2" office:value-type="string">
            <text:p text:style-name="P31">Pré-condições</text:p>
          </table:table-cell>
          <table:table-cell table:style-name="Table8.B2" office:value-type="string">
            <text:p text:style-name="P47">A inscrição cuja pontuação será validada já foi validada previamente</text:p>
          </table:table-cell>
        </table:table-row>
        <table:table-row>
          <table:table-cell table:style-name="Table8.A2" office:value-type="string">
            <text:p text:style-name="P39"><text:span text:style-name="T5">Fluxo </text:span>principal</text:p>
          </table:table-cell>
          <table:table-cell table:style-name="Table8.B2" office:value-type="string">
            <text:list xml:id="list163242217042767" text:continue-list="list163241358975866" text:style-name="L3">
              <text:list-item text:start-value="1">
                <text:p text:style-name="P57">O administrador acessa a página d<text:span text:style-name="T16">a chamada desejada</text:span></text:p>
              </text:list-item>
              <text:list-item>
                <text:p text:style-name="P74">Clica em “validar pontuação atribuída automaticamente”</text:p>
              </text:list-item>
              <text:list-item>
                <text:p text:style-name="P74">O sistema apresenta duas tabelas sumário com todas as publicações que foram selecionadas pelo aluno para serem contabilizadas na chamada referente. A primeira tabela se refere às publicações em eventos e a segunda aos periódicos. As informações das tabelas são: título da publicação, data de submissão, data de aceitação, data de publicação, nome do periódico ou conferência, estrato, se for o caso, fator de impacto, e a pontuação conferida à publicação</text:p>
              </text:list-item>
              <text:list-item>
                <text:p text:style-name="P75">Para cada publicação na tabela, o administrador deve optar por invalidar, validar ou validar com alteração (em caso de qualis errado, por exemplo, o <text:soft-page-break/>administrador deverá atribuir a pontuação adequada)</text:p>
              </text:list-item>
            </text:list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uner Oliveira</meta:initial-creator>
    <meta:creation-date>2016-09-29T17:25:54.595929664</meta:creation-date>
    <dc:date>2017-05-24T15:28:16.149000000</dc:date>
    <meta:editing-duration>PT8H10M9S</meta:editing-duration>
    <meta:editing-cycles>28</meta:editing-cycles>
    <meta:generator>LibreOffice/5.3.2.2$Windows_X86_64 LibreOffice_project/6cd4f1ef626f15116896b1d8e1398b56da0d0ee1</meta:generator>
    <meta:document-statistic meta:table-count="9" meta:image-count="0" meta:object-count="0" meta:page-count="5" meta:paragraph-count="166" meta:word-count="975" meta:character-count="6069" meta:non-whitespace-character-count="5343"/>
  </office:meta>
</office:document-meta>
</file>